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660" officeooo:paragraph-rsid="00179660"/>
    </style:style>
    <style:style style:name="P2" style:family="paragraph" style:parent-style-name="Standard">
      <style:text-properties officeooo:rsid="001835ac" officeooo:paragraph-rsid="001835ac"/>
    </style:style>
    <style:style style:name="P3" style:family="paragraph" style:parent-style-name="Standard">
      <style:text-properties fo:font-size="14pt" fo:language="es" fo:country="ES" fo:font-weight="bold" officeooo:rsid="00179660" officeooo:paragraph-rsid="001835a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s" fo:country="ES" fo:font-weight="bold" officeooo:paragraph-rsid="001835ac" style:font-size-asian="14pt" style:font-weight-asian="bold"/>
    </style:style>
    <style:style style:name="P5" style:family="paragraph" style:parent-style-name="Standard" style:master-page-name="Standard">
      <style:paragraph-properties style:page-number="auto"/>
      <style:text-properties fo:font-size="14pt" fo:language="es" fo:country="ES" fo:font-weight="bold" officeooo:paragraph-rsid="001835ac" style:font-size-asian="14pt" style:font-weight-asian="bold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T 1. Almacenamiento de la información</text:p>
      <text:p text:style-name="P4"/>
      <text:p text:style-name="P3">Nombre: </text:p>
      <text:p text:style-name="P1"/>
      <text:p text:style-name="P1">1. -Enumera 10 usos que puede tener una base de datos.</text:p>
      <text:p text:style-name="P1"/>
      <text:p text:style-name="P1">2.- Clasifica los tipos de fichero según su contenido.</text:p>
      <text:p text:style-name="P1"/>
      <text:p text:style-name="P1">3.- ¿Dónde almacenan las bases de datos la información?</text:p>
      <text:p text:style-name="P1"/>
      <text:p text:style-name="P1">4.- Define los siguientes conceptos:</text:p>
      <text:p text:style-name="P1"/>
      <text:p text:style-name="P1">- Dato</text:p>
      <text:p text:style-name="P1">- Tipo de dato</text:p>
      <text:p text:style-name="P1">- Campo</text:p>
      <text:p text:style-name="P1">- Registro</text:p>
      <text:p text:style-name="P1">- Tabla</text:p>
      <text:p text:style-name="P1">- Relación</text:p>
      <text:p text:style-name="P1">- Consulta</text:p>
      <text:p text:style-name="P1"/>
      <text:p text:style-name="P1">5.- ¿En qué consiste la función de seguridad de una base de datos?</text:p>
      <text:p text:style-name="P1"/>
      <text:p text:style-name="P1">6.- ¿Cómo garantiza la integridad de los datos un SGBD?</text:p>
      <text:p text:style-name="P1"/>
      <text:p text:style-name="P1">7.- ¿Qué quiere decir que una BD soporta concurrencia?</text:p>
      <text:p text:style-name="P1"/>
      <text:p text:style-name="P2">8.- ¿Cuál es la función del lenguaje DDL? ¿Y del DML?</text:p>
      <text:p text:style-name="P2"/>
      <text:p text:style-name="P2">9.- Define el nivel interno de un SGBD.</text:p>
      <text:p text:style-name="P2"/>
      <text:p text:style-name="P2">10.- Indica cinco funciones del Administrador de una Base de datos.</text:p>
      <text:p text:style-name="P2"/>
      <text:p text:style-name="P2">11.- <text:span text:style-name="T1">Buscar y explicar ejemplos de modelo jerárquico y del modelo en red.</text:span></text:p>
      <text:p text:style-name="P2"><text:span text:style-name="T1"/></text:p>
      <text:p text:style-name="P2"><text:span text:style-name="T1">12.- Define los siguientes conceptos y busca ejemplos:</text:span></text:p>
      <text:p text:style-name="P2"><text:span text:style-name="T1"/></text:p>
      <text:p text:style-name="P2"><text:span text:style-name="T1">- Base de datos documentales</text:span></text:p>
      <text:p text:style-name="P2"><text:span text:style-name="T1">- Base de datos compartida</text:span></text:p>
      <text:p text:style-name="P2"><text:span text:style-name="T1">- Base de datos de acceso público.</text:span></text:p>
      <text:p text:style-name="P2"><text:span text:style-name="T1">- Base de datos de organismos públicos</text:span></text:p>
      <text:p text:style-name="P2"><text:span text:style-name="T1">- Bases de datos deductivas</text:span></text:p>
      <text:p text:style-name="P2"><text:span text:style-name="T1">- Base de datos multidimensional</text:span></text:p>
      <text:p text:style-name="P2"><text:span text:style-name="T1">- Base de datos transaccional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3:29:15.498000000</meta:creation-date>
    <dc:date>2019-09-17T15:16:03.421000000</dc:date>
    <meta:editing-duration>PT1H36M37S</meta:editing-duration>
    <meta:editing-cycles>1</meta:editing-cycles>
    <meta:document-statistic meta:table-count="0" meta:image-count="0" meta:object-count="0" meta:page-count="1" meta:paragraph-count="28" meta:word-count="179" meta:character-count="985" meta:non-whitespace-character-count="833"/>
    <meta:generator>LibreOffice/5.2.1.2$Windows_x86 LibreOffice_project/31dd62db80d4e60af04904455ec9c9219178d620</meta:generator>
  </office:meta>
</office:document-meta>
</file>